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1.25cm" fo:min-width="24cm"/>
    </style:style>
    <style:style style:name="gr2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="Extrémités_20_de_20_flèche_20_1" draw:marker-start-width="0.28cm" draw:marker-end="Extrémités_20_de_20_flèche_20_2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2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2.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5cm" svg:stroke-color="#000000" draw:marker-start="Extrémités_20_de_20_flèche_20_1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4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0.565cm" fo:min-width="11cm"/>
    </style:style>
    <style:style style:name="gr19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1.143cm"/>
    </style:style>
    <style:style style:name="gr20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5cm"/>
    </style:style>
    <style:style style:name="gr21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6cm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 fo:min-height="0.566cm" fo:min-width="13.2cm"/>
    </style:style>
    <style:style style:name="gr23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3.98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  <style:paragraph-properties style:writing-mode="lr-tb"/>
    </style:style>
    <style:style style:name="gr25" style:family="graphic" style:parent-style-name="objectwithoutfill">
      <style:graphic-properties draw:stroke="dash" draw:stroke-dash="Dash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0000" draw:marker-start="Arrow_20_short" draw:marker-start-width="0.35cm" draw:marker-end="Arrow_20_short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3.3cm"/>
    </style:style>
    <style:style style:name="gr28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7cm"/>
    </style:style>
    <style:style style:name="gr29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1.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d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3pt"/>
    </style:style>
    <style:style style:name="T3" style:family="text">
      <style:text-properties fo:font-size="18pt"/>
    </style:style>
    <style:style style:name="T4" style:family="text">
      <style:text-properties fo:color="#0000ff" loext:opacity="100%"/>
    </style:style>
    <style:style style:name="T5" style:family="text">
      <style:text-properties fo:color="#dc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4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4.038cm">
          <draw:text-box>
            <text:p><text:span text:style-name="T1">ba</text:span><text:span text:style-name="T1">sic</text:span>_test.gff3</text:p>
          </draw:text-box>
        </draw:frame>
        <draw:line draw:style-name="gr5" draw:text-style-name="P4" draw:layer="layout" svg:x1="2cm" svg:y1="8.5cm" svg:x2="5.5cm" svg:y2="8.5cm">
          <text:p/>
        </draw:line>
        <draw:line draw:style-name="gr5" draw:text-style-name="P4" draw:layer="layout" svg:x1="7.5cm" svg:y1="8.5cm" svg:x2="14.5cm" svg:y2="8.5cm">
          <text:p/>
        </draw:line>
        <draw:line draw:style-name="gr5" draw:text-style-name="P4" draw:layer="layout" svg:x1="14.5cm" svg:y1="5.8cm" svg:x2="19.5cm" svg:y2="5.8cm">
          <text:p/>
        </draw:line>
        <draw:line draw:style-name="gr5" draw:text-style-name="P4" draw:layer="layout" svg:x1="5.5cm" svg:y1="5.8cm" svg:x2="7.5cm" svg:y2="5.8cm">
          <text:p/>
        </draw:line>
        <draw:line draw:style-name="gr5" draw:text-style-name="P4" draw:layer="layout" svg:x1="19.5cm" svg:y1="8.5cm" svg:x2="26.5cm" svg:y2="8.5cm">
          <text:p/>
        </draw:line>
        <draw:frame draw:style-name="gr4" draw:text-style-name="P6" draw:layer="layout" svg:width="3cm" svg:height="0.962cm" svg:x="2cm" svg:y="8.9cm">
          <draw:text-box>
            <text:p text:style-name="P5">30</text:p>
          </draw:text-box>
        </draw:frame>
        <draw:frame draw:style-name="gr4" draw:text-style-name="P6" draw:layer="layout" svg:width="3cm" svg:height="0.962cm" svg:x="5cm" svg:y="4.6cm">
          <draw:text-box>
            <text:p text:style-name="P5">20</text:p>
          </draw:text-box>
        </draw:frame>
        <draw:frame draw:style-name="gr4" draw:text-style-name="P6" draw:layer="layout" svg:width="3cm" svg:height="0.962cm" svg:x="9.5cm" svg:y="8.9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8.9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identical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9.6cm" svg:x2="7.5cm" svg:y2="9.6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</text:span><text:span text:style-name="T1">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738cm">
          <draw:text-box>
            <text:p>minus-CDS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5.5cm" svg:y1="10cm" svg:x2="19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10.4cm" svg:y="8.8cm">
          <draw:text-box>
            <text:p text:style-name="P5">11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9cm">
          <draw:text-box>
            <text:p>Identity : 90/150 = 60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6cm" svg:y="9.1cm">
          <draw:text-box>
            <text:p>shift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8cm" svg:y1="12.7cm" svg:x2="14.5cm" svg:y2="12.7cm">
          <text:p/>
        </draw:line>
        <draw:line draw:style-name="gr5" draw:text-style-name="P4" draw:layer="layout" svg:x1="14.5cm" svg:y1="10cm" svg:x2="19.5cm" svg:y2="10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5cm" svg:y="8.8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3.1cm">
          <draw:text-box>
            <text:p text:style-name="P5">59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7cm">
          <draw:text-box>
            <text:p>Identity : 30/150 = 20 %</text:p>
          </draw:text-box>
        </draw:frame>
        <draw:line draw:style-name="gr10" draw:text-style-name="P4" draw:layer="layout" svg:x1="7.5cm" svg:y1="9.7cm" svg:x2="7.5cm" svg:y2="10.7cm">
          <text:p/>
        </draw:line>
        <draw:line draw:style-name="gr10" draw:text-style-name="P4" draw:layer="layout" svg:x1="7.5cm" svg:y1="9.7cm" svg:x2="7.8cm" svg:y2="9.7cm">
          <text:p/>
        </draw:line>
        <draw:line draw:style-name="gr10" draw:text-style-name="P4" draw:layer="layout" svg:x1="7.8cm" svg:y1="9.7cm" svg:x2="7.8cm" svg:y2="10.7cm">
          <text:p/>
        </draw:line>
        <draw:line draw:style-name="gr11" draw:text-style-name="P4" draw:layer="layout" svg:x1="7.8cm" svg:y1="10.7cm" svg:x2="7.8cm" svg:y2="12.2cm">
          <text:p/>
        </draw:line>
        <draw:line draw:style-name="gr11" draw:text-style-name="P4" draw:layer="layout" svg:x1="7.5cm" svg:y1="10.7cm" svg:x2="7.5cm" svg:y2="12.2cm">
          <text:p/>
        </draw:line>
        <draw:line draw:style-name="gr12" draw:text-style-name="P4" draw:layer="layout" svg:x1="7.948cm" svg:y1="9.682cm" svg:x2="9.5cm" svg:y2="8.7cm">
          <text:p/>
        </draw:line>
        <draw:frame draw:style-name="gr13" draw:text-style-name="P8" draw:layer="layout" svg:width="5.5cm" svg:height="1.787cm" svg:x="9.5cm" svg:y="8.213cm">
          <draw:text-box>
            <text:p><text:span text:style-name="T2">Star</text:span><text:span text:style-name="T2">t of </text:span><text:span text:style-name="T2">the </text:span><text:span text:style-name="T2">sec</text:span><text:span text:style-name="T2">ond </text:span><text:span text:style-name="T2">exo</text:span><text:span text:style-name="T2">n </text:span><text:span text:style-name="T2">one </text:span><text:span text:style-name="T2">nucl</text:span><text:span text:style-name="T2">eoti</text:span><text:span text:style-name="T2">de </text:span><text:span text:style-name="T2">late</text:span>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4.5cm" svg:height="1.5cm" svg:x="2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2.5cm" svg:height="1.5cm" draw:transform="skewX (0.00261799387799149) rotate (0.00279252680319093) translate (2cm 10.53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5cm" svg:height="0.962cm" svg:x="0.3cm" svg:y="9cm">
          <draw:text-box>
            <text:p><text:span text:style-name="T3">fus</text:span><text:span text:style-name="T3">ion</text:span><text:span text:style-name="T3">_te</text:span><text:span text:style-name="T3">st.</text:span><text:span text:style-name="T3">gff</text:span><text:span text:style-name="T3">3</text:span></text:p>
          </draw:text-box>
        </draw:frame>
        <draw:line draw:style-name="gr5" draw:text-style-name="P4" draw:layer="layout" svg:x1="2cm" svg:y1="12.5cm" svg:x2="14.5cm" svg:y2="12.5cm">
          <text:p/>
        </draw:line>
        <draw:line draw:style-name="gr5" draw:text-style-name="P4" draw:layer="layout" svg:x1="14.5cm" svg:y1="9.8cm" svg:x2="19.5cm" svg:y2="9.8cm">
          <text:p/>
        </draw:line>
        <draw:line draw:style-name="gr5" draw:text-style-name="P4" draw:layer="layout" svg:x1="19.5cm" svg:y1="12.5cm" svg:x2="26.5cm" svg:y2="12.5cm">
          <text:p/>
        </draw:line>
        <draw:frame draw:style-name="gr4" draw:text-style-name="P10" draw:layer="layout" svg:width="3cm" svg:height="0.962cm" svg:x="6.1cm" svg:y="12.8cm">
          <draw:text-box>
            <text:p text:style-name="P5"><text:span text:style-name="T3">11</text:span><text:span text:style-name="T3">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21.7cm" svg:y="12.9cm">
          <draw:text-box>
            <text:p text:style-name="P5"><text:span text:style-name="T3">60</text:span>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cm" svg:height="0.962cm" svg:x="23.5cm" svg:y="1.9cm">
          <draw:text-box>
            <text:p><text:span text:style-name="T3">Ex</text:span><text:span text:style-name="T3">on</text:span></text:p>
          </draw:text-box>
        </draw:frame>
        <draw:frame draw:style-name="gr4" draw:text-style-name="P9" draw:layer="layout" svg:width="2.5cm" svg:height="0.962cm" svg:x="23.5cm" svg:y="3.2cm">
          <draw:text-box>
            <text:p><text:span text:style-name="T3">Int</text:span><text:span text:style-name="T3">ron</text:span></text:p>
          </draw:text-box>
        </draw:frame>
        <draw:frame draw:style-name="gr9" draw:text-style-name="P3" draw:layer="layout" svg:width="6cm" svg:height="1.673cm" svg:x="17.6cm" svg:y="13.862cm">
          <draw:text-box>
            <text:p>Identity : 30/170 = 17,6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 = 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basic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.001cm" svg:y="5.4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3.57cm">
          <draw:text-box>
            <text:p>reverse.gff3</text:p>
          </draw:text-box>
        </draw:frame>
        <draw:line draw:style-name="gr5" draw:text-style-name="P4" draw:layer="layout" svg:x1="23.001cm" svg:y1="7.47cm" svg:x2="26.501cm" svg:y2="7.47cm">
          <text:p/>
        </draw:line>
        <draw:line draw:style-name="gr5" draw:text-style-name="P4" draw:layer="layout" svg:x1="14.001cm" svg:y1="7.47cm" svg:x2="21.001cm" svg:y2="7.47cm">
          <text:p/>
        </draw:line>
        <draw:line draw:style-name="gr5" draw:text-style-name="P4" draw:layer="layout" svg:x1="9.001cm" svg:y1="4.77cm" svg:x2="14.001cm" svg:y2="4.77cm">
          <text:p/>
        </draw:line>
        <draw:line draw:style-name="gr5" draw:text-style-name="P4" draw:layer="layout" svg:x1="21.001cm" svg:y1="4.77cm" svg:x2="23.001cm" svg:y2="4.77cm">
          <text:p/>
        </draw:line>
        <draw:line draw:style-name="gr5" draw:text-style-name="P4" draw:layer="layout" svg:x1="1.901cm" svg:y1="7.47cm" svg:x2="8.901cm" svg:y2="7.47cm">
          <text:p/>
        </draw:line>
        <draw:frame draw:style-name="gr4" draw:text-style-name="P6" draw:layer="layout" svg:width="3cm" svg:height="0.962cm" svg:x="20.501cm" svg:y="3.57cm">
          <draw:text-box>
            <text:p text:style-name="P5">20</text:p>
          </draw:text-box>
        </draw:frame>
        <draw:frame draw:style-name="gr4" draw:text-style-name="P6" draw:layer="layout" svg:width="3cm" svg:height="0.962cm" svg:x="10.001cm" svg:y="3.57cm">
          <draw:text-box>
            <text:p text:style-name="P5">30</text:p>
          </draw:text-box>
        </draw:frame>
        <presentation:notes draw:style-name="dp1">
          <draw:page-thumbnail draw:style-name="gr8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before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0</text:span></text:p>
          </draw:text-box>
        </draw:frame>
        <draw:frame draw:style-name="gr16" draw:text-style-name="P3" draw:layer="layout" svg:width="2.831cm" svg:height="0.962cm" svg:x="0.388cm" svg:y="9.396cm">
          <draw:text-box>
            <text:p>Pos : <text:span text:style-name="T5">4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24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after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</text:span><text:span text:style-name="T1">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</text:span><text:span text:style-name="T4">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</text:span><text:span text:style-name="T4">0</text:span></text:p>
          </draw:text-box>
        </draw:frame>
        <draw:frame draw:style-name="gr15" draw:text-style-name="P3" draw:layer="layout" svg:width="3.182cm" svg:height="0.962cm" svg:x="0.388cm" svg:y="9.396cm">
          <draw:text-box>
            <text:p>Pos : <text:span text:style-name="T5">16</text:span><text:span text:style-name="T5">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36</text:span><text:span text:style-name="T5">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18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2cm" svg:y="0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2cm" svg:y="1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2cm" svg:y="0.2cm">
          <draw:text-box>
            <text:p>Exon</text:p>
          </draw:text-box>
        </draw:frame>
        <draw:frame draw:style-name="gr4" draw:text-style-name="P3" draw:layer="layout" svg:width="2.5cm" svg:height="0.962cm" svg:x="25.2cm" svg:y="1.5cm">
          <draw:text-box>
            <text:p>Intron</text:p>
          </draw:text-box>
        </draw:frame>
        <draw:custom-shape draw:style-name="gr22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3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4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4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4" draw:text-style-name="P6" draw:layer="layout" svg:width="1.853cm" svg:height="0.991cm" svg:x="24.547cm" svg:y="6.571cm">
          <draw:text-box>
            <text:p text:style-name="P5">100</text:p>
          </draw:text-box>
        </draw:frame>
        <draw:custom-shape draw:style-name="gr22" draw:text-style-name="P1" draw:layer="layout" svg:width="13.7cm" svg:height="0.816cm" svg:x="14cm" svg:y="9.9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23.214cm" svg:y="9.9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10.99cm" svg:x2="18.5cm" svg:y2="10.99cm">
          <text:p/>
        </draw:line>
        <draw:frame draw:style-name="gr24" draw:text-style-name="P6" draw:layer="layout" svg:width="1.853cm" svg:height="0.991cm" svg:x="15.347cm" svg:y="11.008cm">
          <draw:text-box>
            <text:p text:style-name="P5">100</text:p>
          </draw:text-box>
        </draw:frame>
        <draw:line draw:style-name="gr5" draw:text-style-name="P4" draw:layer="layout" svg:x1="18.714cm" svg:y1="11.021cm" svg:x2="23.1cm" svg:y2="11.021cm">
          <text:p/>
        </draw:line>
        <draw:frame draw:style-name="gr24" draw:text-style-name="P6" draw:layer="layout" svg:width="1.853cm" svg:height="0.991cm" svg:x="19.947cm" svg:y="11.039cm">
          <draw:text-box>
            <text:p text:style-name="P5">100</text:p>
          </draw:text-box>
        </draw:frame>
        <draw:line draw:style-name="gr5" draw:text-style-name="P4" draw:layer="layout" svg:x1="23.314cm" svg:y1="10.952cm" svg:x2="27.7cm" svg:y2="10.952cm">
          <text:p/>
        </draw:line>
        <draw:frame draw:style-name="gr24" draw:text-style-name="P6" draw:layer="layout" svg:width="1.853cm" svg:height="0.991cm" svg:x="24.547cm" svg:y="10.97cm">
          <draw:text-box>
            <text:p text:style-name="P5">100</text:p>
          </draw:text-box>
        </draw:frame>
        <draw:line draw:style-name="gr25" draw:text-style-name="P4" draw:layer="layout" svg:x1="12.5cm" svg:y1="5.9cm" svg:x2="14cm" svg:y2="5.9cm">
          <text:p/>
        </draw:line>
        <draw:line draw:style-name="gr25" draw:text-style-name="P4" draw:layer="layout" svg:x1="12.5cm" svg:y1="10.3cm" svg:x2="14cm" svg:y2="10.3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</text:span><text:span text:style-name="T1">sic</text:span><text:span text:style-name="T1">-2-</text:span><text:span text:style-name="T1">loc</text:span><text:span text:style-name="T1">i</text:span>_test.gff3</text:p>
          </draw:text-box>
        </draw:frame>
        <draw:frame draw:style-name="gr4" draw:text-style-name="P3" draw:layer="layout" svg:width="7.5cm" svg:height="0.962cm" svg:x="0.501cm" svg:y="12.238cm">
          <draw:text-box>
            <text:p><text:span text:style-name="T1">ide</text:span><text:span text:style-name="T1">nti</text:span><text:span text:style-name="T1">cal</text:span><text:span text:style-name="T1">-2-</text:span><text:span text:style-name="T1">loc</text:span><text:span text:style-name="T1">i</text:span>_test.gff3</text:p>
          </draw:text-box>
        </draw:frame>
        <draw:frame draw:style-name="gr9" draw:text-style-name="P3" draw:layer="layout" svg:width="6cm" svg:height="1.673cm" svg:x="18.2cm" svg:y="13.101cm">
          <draw:text-box>
            <text:p>Identity : 150/150 = 100 %</text:p>
          </draw:text-box>
        </draw:frame>
        <draw:frame draw:style-name="gr9" draw:text-style-name="P3" draw:layer="layout" svg:width="6cm" svg:height="1.673cm" svg:x="6cm" svg:y="13.228cm">
          <draw:text-box>
            <text:p>Identity : 150/150 = 100 %</text:p>
          </draw:text-box>
        </draw:frame>
        <draw:line draw:style-name="gr26" draw:text-style-name="P4" draw:layer="layout" svg:x1="1cm" svg:y1="2.7cm" svg:x2="12.5cm" svg:y2="2.7cm">
          <text:p/>
        </draw:line>
        <draw:line draw:style-name="gr26" draw:text-style-name="P4" draw:layer="layout" svg:x1="14cm" svg:y1="2.7cm" svg:x2="27.5cm" svg:y2="2.7cm">
          <text:p/>
        </draw:line>
        <draw:frame draw:style-name="gr4" draw:text-style-name="P12" draw:layer="layout" svg:width="3.5cm" svg:height="0.962cm" svg:x="4.7cm" svg:y="1.2cm">
          <draw:text-box>
            <text:p text:style-name="P5">Cluster 0</text:p>
          </draw:text-box>
        </draw:frame>
        <draw:frame draw:style-name="gr4" draw:text-style-name="P12" draw:layer="layout" svg:width="3.5cm" svg:height="0.962cm" svg:x="17.2cm" svg:y="1.2cm">
          <draw:text-box>
            <text:p text:style-name="P5">Cluster 1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18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7cm" svg:y="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7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7cm" svg:y="0.1cm">
          <draw:text-box>
            <text:p>Exon</text:p>
          </draw:text-box>
        </draw:frame>
        <draw:frame draw:style-name="gr4" draw:text-style-name="P3" draw:layer="layout" svg:width="2.5cm" svg:height="0.962cm" svg:x="25.7cm" svg:y="1.4cm">
          <draw:text-box>
            <text:p>Intron</text:p>
          </draw:text-box>
        </draw:frame>
        <draw:custom-shape draw:style-name="gr22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3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4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4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4" draw:text-style-name="P6" draw:layer="layout" svg:width="1.853cm" svg:height="0.991cm" svg:x="24.547cm" svg:y="6.571cm">
          <draw:text-box>
            <text:p text:style-name="P5">100</text:p>
          </draw:text-box>
        </draw:frame>
        <draw:line draw:style-name="gr25" draw:text-style-name="P4" draw:layer="layout" svg:x1="12.5cm" svg:y1="5.9cm" svg:x2="14cm" svg:y2="5.9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</text:span><text:span text:style-name="T1">sic</text:span><text:span text:style-name="T1">-2-</text:span><text:span text:style-name="T1">loc</text:span><text:span text:style-name="T1">i</text:span>_test.gff3</text:p>
          </draw:text-box>
        </draw:frame>
        <draw:frame draw:style-name="gr4" draw:text-style-name="P3" draw:layer="layout" svg:width="7.5cm" svg:height="0.962cm" svg:x="0.501cm" svg:y="12.338cm">
          <draw:text-box>
            <text:p><text:span text:style-name="T1">ba</text:span><text:span text:style-name="T1">sic</text:span>_test.gff3</text:p>
          </draw:text-box>
        </draw:frame>
        <draw:frame draw:style-name="gr9" draw:text-style-name="P3" draw:layer="layout" svg:width="6cm" svg:height="1.673cm" svg:x="6cm" svg:y="12.827cm">
          <draw:text-box>
            <text:p>Identity : 150/150 = 100 %</text:p>
          </draw:text-box>
        </draw:frame>
        <draw:frame draw:style-name="gr9" draw:text-style-name="P3" draw:layer="layout" svg:width="6cm" svg:height="1.673cm" svg:x="20cm" svg:y="12.828cm">
          <draw:text-box>
            <text:p>Identity = 0 %</text:p>
          </draw:text-box>
        </draw:frame>
        <draw:line draw:style-name="gr26" draw:text-style-name="P4" draw:layer="layout" svg:x1="1cm" svg:y1="2.788cm" svg:x2="12.5cm" svg:y2="2.788cm">
          <text:p/>
        </draw:line>
        <draw:line draw:style-name="gr26" draw:text-style-name="P4" draw:layer="layout" svg:x1="14cm" svg:y1="2.788cm" svg:x2="27.5cm" svg:y2="2.788cm">
          <text:p/>
        </draw:line>
        <draw:frame draw:style-name="gr4" draw:text-style-name="P12" draw:layer="layout" svg:width="3.5cm" svg:height="0.962cm" svg:x="4.7cm" svg:y="1.288cm">
          <draw:text-box>
            <text:p text:style-name="P5">Cluster 0</text:p>
          </draw:text-box>
        </draw:frame>
        <draw:frame draw:style-name="gr4" draw:text-style-name="P12" draw:layer="layout" svg:width="3.5cm" svg:height="0.962cm" svg:x="17.2cm" svg:y="1.288cm">
          <draw:text-box>
            <text:p text:style-name="P5">Cluster 1</text:p>
          </draw:text-box>
        </draw:frame>
        <presentation:notes draw:style-name="dp1">
          <draw:page-thumbnail draw:style-name="gr8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6" draw:text-style-name="P2" draw:layer="layout" svg:width="2.7cm" svg:height="0.7cm" svg:x="20.5cm" svg:y="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cm">
          <draw:text-box>
            <text:p>Exon</text:p>
          </draw:text-box>
        </draw:frame>
        <draw:custom-shape draw:style-name="gr27" draw:text-style-name="P2" draw:layer="layout" svg:width="3.8cm" svg:height="0.7cm" svg:x="0.7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5.5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10.5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16.5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22.5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2.2cm" svg:y="9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7cm" svg:y="9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12cm" svg:y="9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cm" svg:height="0.7cm" svg:x="16.5cm" svg:y="9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2cm" svg:height="0.7cm" svg:x="21.4cm" svg:y="9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0.7cm" svg:x="25.1cm" svg:y="9.3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4.5cm" svg:y1="7.2cm" svg:x2="5.5cm" svg:y2="7.2cm">
          <text:p/>
        </draw:line>
        <draw:line draw:style-name="gr25" draw:text-style-name="P4" draw:layer="layout" svg:x1="9.3cm" svg:y1="7.2cm" svg:x2="10.5cm" svg:y2="7.2cm">
          <text:p/>
        </draw:line>
        <draw:line draw:style-name="gr25" draw:text-style-name="P4" draw:layer="layout" svg:x1="14.3cm" svg:y1="7.2cm" svg:x2="16.5cm" svg:y2="7.2cm">
          <text:p/>
        </draw:line>
        <draw:line draw:style-name="gr25" draw:text-style-name="P4" draw:layer="layout" svg:x1="20.3cm" svg:y1="7.2cm" svg:x2="22.5cm" svg:y2="7.2cm">
          <text:p/>
        </draw:line>
        <draw:line draw:style-name="gr25" draw:text-style-name="P4" draw:layer="layout" svg:x1="6cm" svg:y1="9.7cm" svg:x2="7cm" svg:y2="9.7cm">
          <text:p/>
        </draw:line>
        <draw:line draw:style-name="gr25" draw:text-style-name="P4" draw:layer="layout" svg:x1="10.8cm" svg:y1="9.7cm" svg:x2="12cm" svg:y2="9.7cm">
          <text:p/>
        </draw:line>
        <draw:line draw:style-name="gr25" draw:text-style-name="P4" draw:layer="layout" svg:x1="15.8cm" svg:y1="9.7cm" svg:x2="16.5cm" svg:y2="9.7cm">
          <text:p/>
        </draw:line>
        <draw:line draw:style-name="gr25" draw:text-style-name="P4" draw:layer="layout" svg:x1="20.3cm" svg:y1="9.7cm" svg:x2="21.4cm" svg:y2="9.7cm">
          <text:p/>
        </draw:line>
        <draw:line draw:style-name="gr25" draw:text-style-name="P4" draw:layer="layout" svg:x1="24.6cm" svg:y1="9.7cm" svg:x2="25.1cm" svg:y2="9.7cm">
          <text:p/>
        </draw:line>
        <draw:frame draw:style-name="gr30" draw:text-style-name="P3" draw:layer="layout" svg:width="15.499cm" svg:height="2.384cm" svg:x="1.102cm" svg:y="5.738cm">
          <draw:text-box>
            <text:p>overlapping-loci_test.gff3</text:p>
          </draw:text-box>
        </draw:frame>
        <draw:frame draw:style-name="gr30" draw:text-style-name="P3" draw:layer="layout" svg:width="15.499cm" svg:height="2.384cm" svg:x="1.103cm" svg:y="8.238cm">
          <draw:text-box>
            <text:p>overlapping-loci-alt_test.gff3</text:p>
          </draw:text-box>
        </draw:frame>
        <draw:line draw:style-name="gr26" draw:text-style-name="P4" draw:layer="layout" svg:x1="0.7cm" svg:y1="5cm" svg:x2="16cm" svg:y2="5cm">
          <text:p/>
        </draw:line>
        <draw:frame draw:style-name="gr4" draw:text-style-name="P12" draw:layer="layout" svg:width="3.5cm" svg:height="0.962cm" svg:x="6.8cm" svg:y="3.7cm">
          <draw:text-box>
            <text:p text:style-name="P5">Cluster 0</text:p>
          </draw:text-box>
        </draw:frame>
        <draw:line draw:style-name="gr26" draw:text-style-name="P4" draw:layer="layout" svg:x1="16.4cm" svg:y1="4.988cm" svg:x2="20.4cm" svg:y2="4.988cm">
          <text:p/>
        </draw:line>
        <draw:frame draw:style-name="gr31" draw:text-style-name="P12" draw:layer="layout" svg:width="3.5cm" svg:height="0.962cm" svg:x="16.7cm" svg:y="3.8cm">
          <draw:text-box>
            <text:p text:style-name="P5">Cluster 6</text:p>
          </draw:text-box>
        </draw:frame>
        <draw:line draw:style-name="gr26" draw:text-style-name="P4" draw:layer="layout" svg:x1="21.4cm" svg:y1="4.976cm" svg:x2="27.5cm" svg:y2="5cm">
          <text:p/>
        </draw:line>
        <draw:frame draw:style-name="gr31" draw:text-style-name="P12" draw:layer="layout" svg:width="3.5cm" svg:height="0.962cm" svg:x="22.6cm" svg:y="3.788cm">
          <draw:text-box>
            <text:p text:style-name="P5">Cluster 8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7 20 13" svg:d="M0 20l10-13 10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4:33:27.671613545</meta:creation-date>
    <dc:date>2024-05-30T14:45:38.031605192</dc:date>
    <meta:editing-duration>PT4H11M7S</meta:editing-duration>
    <meta:editing-cycles>91</meta:editing-cycles>
    <meta:generator>LibreOffice/7.3.7.2$Linux_X86_64 LibreOffice_project/30$Build-2</meta:generator>
    <meta:document-statistic meta:object-count="502"/>
  </office:meta>
</office:document-meta>
</file>